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a3a3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5cm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wrap-option="wrap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6cm" svg:height="5.08cm" svg:x="2.38cm" svg:y="23.7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41cm" svg:y="23.7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096cm" svg:height="5.08cm" svg:x="13.048cm" svg:y="23.76cm">
          <text:p text:style-name="P1">Изпълни </text:p>
          <text:p text:style-name="P1">анализ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701cm" svg:y="23.76cm">
          <text:p text:style-name="P1">Сериализиран </text:p>
          <text:p text:style-name="P1">UML модел</text:p>
          <text:p text:style-name="P1">(XMI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38.5cm" svg:y="23.759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measurelines" svg:width="8.001cm" svg:height="5.08cm" svg:x="45.3cm" svg:y="23.759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5.399cm" svg:height="5.08cm" svg:x="2.41cm" svg:y="4.864cm">
          <text:p text:style-name="P1"><text:span text:style-name="T1">Изпълни </text:span></text:p>
          <text:p text:style-name="P1">анализ</text:p>
          <draw:enhanced-geometry svg:viewBox="0 0 21600 21600" draw:mirror-horizontal="false" draw:mirror-vertical="false" draw:text-areas="0 0 21600 21600" draw:type="pentagon-right" draw:modifiers="1526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6.601cm" svg:y="4.864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13.4cm" svg:y="4.864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20.2cm" svg:y="4.864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66cm" svg:height="5.08cm" svg:x="2.353cm" svg:y="11.1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14cm" svg:y="11.1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8.001cm" svg:y="23.76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24.849cm" svg:y="23.76cm">
          <text:p text:style-name="P1">Сериализация</text:p>
          <text:p text:style-name="P1">на модел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66cm" svg:height="5.08cm" svg:x="2.38cm" svg:y="17.5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41cm" svg:y="17.5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096cm" svg:height="5.08cm" svg:x="13.048cm" svg:y="17.56cm">
          <text:p text:style-name="P1">Изпълни </text:p>
          <text:p text:style-name="P1">анализ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24.9cm" svg:y="17.559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8cm" svg:y="17.559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8.001cm" svg:y="17.56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4" draw:text-style-name="P1" draw:layer="layout" svg:width="15.733cm" svg:height="13.725cm" svg:x="1.516cm" svg:y="25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2" draw:id="id2" draw:layer="layout" svg:width="4.826cm" svg:height="1.651cm" svg:x="2.086cm" svg:y="12.175cm">
          <text:p text:style-name="P1"><text:span text:style-name="T2">Подготви критерии за тип файл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text-style-name="P3" xml:id="id3" draw:id="id3" draw:layer="layout" svg:width="4.445cm" svg:height="1.905cm" svg:x="2.277cm" svg:y="15.475cm">
          <text:p text:style-name="P1"><text:span text:style-name="T2">Подготви критерии за компонент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text-style-name="P3" xml:id="id4" draw:id="id4" draw:layer="layout" svg:width="4.445cm" svg:height="2.159cm" svg:x="2.277cm" svg:y="18.879cm">
          <text:p text:style-name="P1"><text:span text:style-name="T2">Подготви критерий за конектори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6" draw:text-style-name="P1" draw:layer="layout" draw:type="curve" svg:x1="4.499cm" svg:y1="10.741cm" svg:x2="4.499cm" svg:y2="12.175cm" draw:start-shape="id1" draw:end-shape="id2" draw:end-glue-point="4" svg:d="m4499 10741v1434" svg:viewBox="0 0 1 1435">
          <text:p/>
        </draw:connector>
        <draw:connector draw:style-name="gr6" draw:text-style-name="P1" draw:layer="layout" draw:type="curve" svg:x1="4.499cm" svg:y1="13.826cm" svg:x2="4.5cm" svg:y2="15.475cm" draw:start-shape="id2" draw:start-glue-point="6" draw:end-shape="id3" draw:end-glue-point="4" svg:d="m4499 13826c0 1236 1 412 1 1649" svg:viewBox="0 0 2 1650">
          <text:p/>
        </draw:connector>
        <draw:connector draw:style-name="gr6" draw:text-style-name="P1" draw:layer="layout" draw:type="curve" svg:x1="4.5cm" svg:y1="17.38cm" svg:x2="4.5cm" svg:y2="18.879cm" draw:start-shape="id3" draw:start-glue-point="6" draw:end-shape="id4" draw:end-glue-point="4" svg:d="m4500 17380v1499" svg:viewBox="0 0 1 1500">
          <text:p/>
        </draw:connector>
        <draw:custom-shape draw:style-name="gr7" draw:text-style-name="P3" draw:layer="layout" svg:width="3.762cm" svg:height="3.001cm" svg:x="8.894cm" svg:y="11.338cm">
          <text:p text:style-name="P1"><text:span text:style-name="T2">Анализатори на файлове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3" draw:layer="layout" svg:width="3.541cm" svg:height="2.839cm" svg:x="9.005cm" svg:y="14.956cm">
          <text:p text:style-name="P1"><text:span text:style-name="T2">критерии за компонент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3" draw:layer="layout" svg:width="3.81cm" svg:height="3.048cm" svg:x="8.87cm" svg:y="18.408cm">
          <text:p text:style-name="P1"><text:span text:style-name="T2">критерии за конектор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4" xml:id="id6" draw:id="id6" draw:layer="layout" svg:width="4.463cm" svg:height="2.78cm" svg:x="24.146cm" svg:y="6.108cm">
          <text:p text:style-name="P1"><text:span text:style-name="T3">задаване проект за анализ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1" draw:layer="layout" draw:type="curve" svg:x1="26.377cm" svg:y1="4.891cm" svg:x2="26.378cm" svg:y2="6.384cm" draw:start-shape="id5" draw:start-glue-point="2" draw:end-shape="id6" draw:end-glue-point="4" svg:d="m26377 4891c0 913 1 167 1 1493" svg:viewBox="0 0 2 1494">
          <text:p/>
        </draw:connector>
        <draw:custom-shape draw:style-name="gr2" draw:text-style-name="P4" draw:layer="layout" svg:width="4.356cm" svg:height="3.822cm" svg:x="15.213cm" svg:y="13.68cm">
          <text:p text:style-name="P1"><text:span text:style-name="T3">База с критерии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1" draw:id="id1" draw:layer="layout" svg:width="5.36cm" svg:height="3.075cm" svg:x="1.819cm" svg:y="7.666cm">
          <text:p text:style-name="P1"><text:span text:style-name="T1">Подготви критерии за анализ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5" draw:id="id5" draw:layer="layout" svg:width="6.096cm" svg:height="3.127cm" svg:x="23.329cm" svg:y="1.764cm">
          <text:p text:style-name="P1"><text:span text:style-name="T1">Изпълни анализ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draw:type="curve" svg:x1="26.377cm" svg:y1="8.888cm" svg:x2="26.33cm" svg:y2="10.068cm" draw:start-shape="id6" draw:start-glue-point="2" draw:end-shape="id7" draw:end-glue-point="0" svg:d="m26377 8888c0 886-47 297-47 1180" svg:viewBox="0 0 48 1181">
          <text:p/>
        </draw:connector>
        <draw:g xml:id="id7" draw:id="id7">
          <draw:custom-shape draw:style-name="gr8" draw:text-style-name="P1" draw:layer="layout" svg:width="5.819cm" svg:height="4.93cm" svg:x="24.792cm" svg:y="10.068cm">
            <text:p text:style-name="P1">за всеки един файл във структурата на проекта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text-style-name="P1" draw:layer="layout" svg:width="4.042cm" svg:height="3.873cm" svg:x="22.05cm" svg:y="13.387cm">
            <text:p text:style-name="P1">изпълни списък от критерии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9" draw:text-style-name="P1" draw:layer="layout" svg:width="1.732cm" svg:height="1.058cm" svg:x="19.953cm" svg:y="14.9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6.76cm" svg:y="12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6.735cm" svg:y="16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6.686cm" svg:y="19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13.126cm" svg:y="15.0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draw:transform="rotate (-0.625700536839968) translate (13.454cm 12.3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9cm" draw:transform="rotate (-0.625700536839968) translate (13.454cm 17.015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0.988cm" svg:height="1.058cm" draw:transform="rotate (-1.57201805727129) translate (24.512cm 17.6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3.81cm" svg:height="3.048cm" svg:x="22.077cm" svg:y="19.009cm">
          <text:p text:style-name="P1"><text:span text:style-name="T2">UML артефакт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4" draw:layer="layout" svg:width="5.168cm" svg:height="3.822cm" svg:x="21.398cm" svg:y="24.141cm">
          <text:p text:style-name="P1"><text:span text:style-name="T3">UML хранилище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1" draw:layer="layout" draw:type="curve" svg:x1="30.611cm" svg:y1="13.664cm" svg:x2="31.697cm" svg:y2="24.431cm" draw:start-shape="id7" draw:start-glue-point="1" draw:end-shape="id8" draw:end-glue-point="0" svg:d="m30611 13664c724 0 1086 3589 1086 10767" svg:viewBox="0 0 1087 10768">
          <text:p/>
        </draw:connector>
        <draw:custom-shape draw:style-name="gr10" draw:text-style-name="P4" xml:id="id9" draw:id="id9" draw:layer="layout" svg:width="2.333cm" svg:height="1.491cm" svg:x="3.333cm" svg:y="22.358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4.5cm" svg:y1="21.038cm" svg:x2="4.5cm" svg:y2="22.358cm" draw:start-shape="id4" draw:start-glue-point="6" draw:end-shape="id9" draw:end-glue-point="4" svg:d="m4500 21038v1320" svg:viewBox="0 0 1 1321">
          <text:p/>
        </draw:connector>
        <draw:custom-shape draw:style-name="gr9" draw:text-style-name="P1" draw:layer="layout" svg:width="0.988cm" svg:height="1.058cm" draw:transform="rotate (-1.57201805727129) translate (24.512cm 22.5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469cm" svg:height="1.058cm" svg:x="26.80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3.121cm" svg:height="3.575cm" svg:x="36.968cm" svg:y="24.647cm">
          <text:p text:style-name="P1"><text:span text:style-name="T3">*.XM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" draw:layer="layout" svg:width="1.519cm" svg:height="1.058cm" svg:x="35.217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3.848cm" svg:height="1.978cm" svg:x="2.649cm" svg:y="28.644cm">
          <text:p text:style-name="P1"><text:span text:style-name="T2">Процес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draw:layer="layout" svg:width="4.826cm" svg:height="1.651cm" svg:x="2.16cm" svg:y="32.143cm">
          <text:p text:style-name="P1"><text:span text:style-name="T2">Ръчна операция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3" draw:layer="layout" svg:width="3.762cm" svg:height="3.001cm" svg:x="2.692cm" svg:y="34.534cm">
          <text:p text:style-name="P1"><text:span text:style-name="T2">Група от класове/</text:span></text:p>
          <text:p text:style-name="P1"><text:span text:style-name="T2">обекти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3.605cm" svg:height="2.762cm" svg:x="8.022cm" svg:y="28.252cm">
          <text:p text:style-name="P1"><text:span text:style-name="T2">Хранилище на класове/</text:span></text:p>
          <text:p text:style-name="P1"><text:span text:style-name="T2">обекти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3" draw:layer="layout" svg:width="3.507cm" svg:height="2.046cm" svg:x="8.071cm" svg:y="31.945cm">
          <text:p text:style-name="P1"><text:span text:style-name="T2">Входни данни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8" draw:text-style-name="P3" draw:layer="layout" svg:width="3.062cm" svg:height="1.759cm" svg:x="8.293cm" svg:y="35.155cm">
          <text:p text:style-name="P1"><text:span text:style-name="T2">действи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2.745cm" svg:height="2.731cm" svg:x="13.185cm" svg:y="28.268cm">
          <text:p text:style-name="P1"><text:span text:style-name="T2">файл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3" draw:layer="layout" svg:width="3.438cm" svg:height="2.457cm" svg:x="12.838cm" svg:y="34.806cm">
          <text:p text:style-name="P1"><text:span text:style-name="T2">Пренос на данни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xml:id="id10" draw:id="id10" draw:layer="layout" svg:width="2.333cm" svg:height="1.491cm" svg:x="30.531cm" svg:y="30.027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31.697cm" svg:y1="27.658cm" svg:x2="31.698cm" svg:y2="30.027cm" draw:start-shape="id8" draw:end-shape="id10" draw:end-glue-point="4" svg:d="m31697 27658c0 1776 1 592 1 2369" svg:viewBox="0 0 2 2370">
          <text:p/>
        </draw:connector>
        <draw:frame draw:style-name="gr13" draw:text-style-name="P5" draw:layer="layout" svg:width="2.915cm" svg:height="0.962cm" svg:x="8.291cm" svg:y="26.28cm">
          <draw:text-box>
            <text:p><text:span text:style-name="T3">Легенда</text:span></text:p>
          </draw:text-box>
        </draw:frame>
        <draw:custom-shape draw:style-name="gr1" draw:text-style-name="P2" xml:id="id11" draw:id="id11" draw:layer="layout" svg:width="5.715cm" svg:height="2.846cm" svg:x="42.072cm" svg:y="20.655cm">
          <text:p text:style-name="P1"><text:span text:style-name="T1">Генерация на базов код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4" xml:id="id13" draw:id="id13" draw:layer="layout" svg:width="7.022cm" svg:height="1.818cm" svg:x="41.418cm" svg:y="29.154cm">
          <text:p text:style-name="P1"><text:span text:style-name="T3">десериализация на XMI файл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xml:id="id12" draw:id="id12" draw:layer="layout" svg:width="4.463cm" svg:height="2.78cm" svg:x="42.698cm" svg:y="24.662cm">
          <text:p text:style-name="P1"><text:span text:style-name="T3">Избиране на UML файл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1" draw:layer="layout" svg:width="1.732cm" svg:height="1.058cm" svg:x="40.61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curve" svg:x1="44.929cm" svg:y1="23.501cm" svg:x2="44.93cm" svg:y2="24.938cm" draw:start-shape="id11" draw:start-glue-point="2" draw:end-shape="id12" draw:end-glue-point="4" svg:d="m44929 23501c0 871 1 153 1 1437" svg:viewBox="0 0 2 1438">
          <text:p/>
        </draw:connector>
        <draw:connector draw:style-name="gr6" draw:text-style-name="P1" draw:layer="layout" draw:type="curve" svg:x1="44.929cm" svg:y1="27.442cm" svg:x2="44.929cm" svg:y2="29.154cm" draw:start-shape="id12" draw:start-glue-point="2" draw:end-shape="id13" draw:end-glue-point="4" svg:d="m44929 27442v1712" svg:viewBox="0 0 1 1713">
          <text:p/>
        </draw:connector>
        <draw:custom-shape draw:style-name="gr2" draw:text-style-name="P4" draw:layer="layout" svg:width="5.168cm" svg:height="3.822cm" svg:x="34.008cm" svg:y="30.894cm">
          <text:p text:style-name="P1"><text:span text:style-name="T3">UML хранилище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1" draw:layer="layout" svg:width="1.732cm" svg:height="1.058cm" draw:transform="rotate (-2.4019221165946) translate (41.145cm 30.8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xml:id="id14" draw:id="id14" draw:layer="layout" svg:width="7.523cm" svg:height="3.399cm" svg:x="41.168cm" svg:y="33.563cm">
          <text:p text:style-name="P1"><text:span text:style-name="T3">Обхождане на UML хранилището и генериране на файлова структур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1.731cm" svg:height="1.058cm" draw:transform="rotate (-2.4019221165946) translate (41.168cm 33.549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curve" svg:x1="44.929cm" svg:y1="30.972cm" svg:x2="44.93cm" svg:y2="33.563cm" draw:start-shape="id13" draw:start-glue-point="6" draw:end-shape="id14" draw:end-glue-point="4" svg:d="m44929 30972c0 1944 1 649 1 2591" svg:viewBox="0 0 2 2592">
          <text:p/>
        </draw:connector>
        <draw:custom-shape draw:style-name="gr14" draw:text-style-name="P4" draw:layer="layout" svg:width="4.544cm" svg:height="4.784cm" svg:x="51.553cm" svg:y="32.846cm">
          <text:p text:style-name="P1"><text:span text:style-name="T3">Базов код на системата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1" draw:layer="layout" svg:width="1.732cm" svg:height="1.058cm" svg:x="49.269cm" svg:y="34.7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xml:id="id15" draw:id="id15" draw:layer="layout" svg:width="2.333cm" svg:height="1.491cm" svg:x="43.763cm" svg:y="38.364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44.93cm" svg:y1="36.962cm" svg:x2="44.93cm" svg:y2="38.364cm" draw:start-shape="id14" draw:start-glue-point="6" draw:end-shape="id15" draw:end-glue-point="4" svg:d="m44930 36962v1402" svg:viewBox="0 0 1 1403">
          <text:p/>
        </draw:connector>
        <draw:custom-shape draw:style-name="gr14" draw:text-style-name="P6" draw:layer="layout" svg:width="3.105cm" svg:height="2.862cm" svg:x="13.005cm" svg:y="31.537cm">
          <text:p text:style-name="P1"><text:span text:style-name="T4">Грипа от файлове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4" draw:layer="layout" svg:width="2.333cm" svg:height="1.491cm" svg:x="8.658cm" svg:y="37.73cm">
          <text:p text:style-name="P1"><text:span text:style-name="T3">край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8" draw:id="id8" draw:layer="layout" svg:width="6.477cm" svg:height="3.227cm" svg:x="28.459cm" svg:y="24.431cm">
          <text:p text:style-name="P1"><text:span text:style-name="T1">сериализация на хранилището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3" draw:style-name="dp1" draw:master-page-name="Default">
        <draw:custom-shape draw:style-name="gr15" draw:text-style-name="P1" xml:id="id16" draw:id="id16" draw:layer="layout" svg:width="4.699cm" svg:height="2.794cm" svg:x="15.57cm" svg:y="2.677cm">
          <text:p text:style-name="P1">AEMode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17" draw:id="id17" draw:layer="layout" svg:width="4.699cm" svg:height="2.794cm" svg:x="15.57cm" svg:y="7.63cm">
          <text:p text:style-name="P1">AEPackag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name="*" draw:style-name="gr16" draw:text-style-name="P1" draw:layer="layout" draw:type="curve" svg:x1="17.919cm" svg:y1="5.471cm" svg:x2="17.92cm" svg:y2="7.63cm" draw:start-shape="id16" draw:end-shape="id17" draw:end-glue-point="4" svg:d="m17919 5471c0 1620 1 541 1 2159" svg:viewBox="0 0 2 2160">
          <svg:title>*</svg:title>
          <text:p text:style-name="P1"><text:s text:c="2"/></text:p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17.602cm" svg:y="5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18" draw:id="id18" draw:layer="layout" svg:width="5.175cm" svg:height="2.794cm" svg:x="15.332cm" svg:y="12.837cm">
          <text:p text:style-name="P1">BaseComponent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17.92cm" svg:y1="10.424cm" svg:x2="17.92cm" svg:y2="12.837cm" draw:start-shape="id17" draw:start-glue-point="6" draw:end-shape="id18" draw:end-glue-point="4" svg:d="m17920 10424v2413" svg:viewBox="0 0 1 2414">
          <text:p text:style-name="P1"><text:s text:c="2"/></text:p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17.602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0" draw:id="id20" draw:layer="layout" svg:width="4.699cm" svg:height="2.794cm" svg:x="23.936cm" svg:y="12.837cm">
          <text:p text:style-name="P1">RequiredPo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19" draw:id="id19" draw:layer="layout" svg:width="4.699cm" svg:height="2.794cm" svg:x="7.045cm" svg:y="12.837cm">
          <text:p text:style-name="P1">ProvidedPo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15.332cm" svg:y1="14.234cm" svg:x2="11.744cm" svg:y2="14.234cm" draw:start-shape="id18" draw:start-glue-point="5" draw:end-shape="id19" draw:end-glue-point="7" svg:d="m15332 14234h-3588" svg:viewBox="0 0 3589 1">
          <text:p text:style-name="P1">* <text:s text:c="12"/></text:p>
        </draw:connector>
        <draw:connector draw:style-name="gr16" draw:text-style-name="P1" draw:layer="layout" draw:type="curve" svg:x1="20.507cm" svg:y1="14.234cm" svg:x2="23.936cm" svg:y2="14.234cm" draw:start-shape="id18" draw:start-glue-point="7" draw:end-shape="id20" svg:d="m20507 14234h3429" svg:viewBox="0 0 3430 1">
          <text:p text:style-name="P1"><text:s text:c="12"/>*</text:p>
        </draw:connector>
        <draw:custom-shape draw:style-name="gr17" draw:text-style-name="P1" draw:layer="layout" svg:width="0.635cm" svg:height="0.635cm" svg:x="14.701cm" svg:y="13.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draw:layer="layout" svg:width="0.635cm" svg:height="0.635cm" svg:x="20.5cm" svg:y="13.9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1" draw:id="id21" draw:layer="layout" svg:width="5.175cm" svg:height="2.794cm" svg:x="15.342cm" svg:y="19.023cm">
          <text:p text:style-name="P1">PortInterface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9.395cm" svg:y1="15.631cm" svg:x2="17.93cm" svg:y2="19.023cm" draw:start-shape="id19" draw:start-glue-point="6" draw:end-shape="id21" draw:end-glue-point="4" svg:d="m9395 15631c0 2545 8535 850 8535 3392" svg:viewBox="0 0 8536 3393">
          <text:p/>
        </draw:connector>
        <draw:connector draw:style-name="gr6" draw:text-style-name="P1" draw:layer="layout" draw:type="curve" svg:x1="26.286cm" svg:y1="15.631cm" svg:x2="17.929cm" svg:y2="19.023cm" draw:start-shape="id20" draw:start-glue-point="6" draw:end-shape="id21" svg:d="m26286 15631c0 2545-8357 850-8357 3392" svg:viewBox="0 0 8358 3393">
          <text:p/>
        </draw:connector>
        <draw:custom-shape draw:style-name="gr17" draw:text-style-name="P1" draw:layer="layout" svg:width="0.635cm" svg:height="0.635cm" svg:x="9.1cm" svg:y="15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draw:layer="layout" svg:width="0.635cm" svg:height="0.635cm" svg:x="25.999cm" svg:y="15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2" draw:id="id22" draw:layer="layout" svg:width="6.596cm" svg:height="2.794cm" svg:x="5.141cm" svg:y="19.022cm">
          <text:p text:style-name="P1">ClientServerInterface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23" draw:id="id23" draw:layer="layout" svg:width="7.785cm" svg:height="2.794cm" svg:x="23.84cm" svg:y="19.021cm">
          <text:p text:style-name="P1">SenderReceiverInterface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11.737cm" svg:y1="20.419cm" svg:x2="15.342cm" svg:y2="20.42cm" draw:start-shape="id22" draw:start-glue-point="7" draw:end-shape="id21" draw:end-glue-point="5" svg:d="m11737 20419c2704 0 902 1 3605 1" svg:viewBox="0 0 3606 2">
          <text:p/>
        </draw:connector>
        <draw:connector draw:style-name="gr6" draw:text-style-name="P1" draw:layer="layout" draw:type="curve" svg:x1="23.84cm" svg:y1="20.418cm" svg:x2="20.517cm" svg:y2="20.42cm" draw:start-shape="id23" draw:start-glue-point="5" draw:end-shape="id21" draw:end-glue-point="7" svg:d="m23840 20418c-2493 0-832 2-3323 2" svg:viewBox="0 0 3324 3">
          <text:p/>
        </draw:connector>
        <draw:custom-shape draw:style-name="gr15" draw:text-style-name="P1" xml:id="id24" draw:id="id24" draw:layer="layout" svg:width="4.699cm" svg:height="2.794cm" svg:x="23.969cm" svg:y="7.629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20.269cm" svg:y1="9.027cm" svg:x2="23.969cm" svg:y2="9.026cm" draw:start-shape="id17" draw:start-glue-point="7" draw:end-shape="id24" svg:d="m20269 9027c2775 0 925-1 3700-1" svg:viewBox="0 0 3701 2">
          <text:p text:style-name="P1"><text:s text:c="13"/>*</text:p>
        </draw:connector>
        <draw:custom-shape draw:style-name="gr17" draw:text-style-name="P1" draw:layer="layout" svg:width="0.635cm" svg:height="0.635cm" svg:x="20.301cm" svg:y="8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8" draw:id="id28" draw:layer="layout" svg:width="6.596cm" svg:height="2.794cm" svg:x="5.14cm" svg:y="23.021cm">
          <text:p text:style-name="P1">ClientServerInterface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25" draw:id="id25" draw:layer="layout" svg:width="7.785cm" svg:height="2.794cm" svg:x="23.839cm" svg:y="22.92cm">
          <text:p text:style-name="P1">SenderReceiverInterface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26" draw:id="id26" draw:layer="layout" svg:width="5.175cm" svg:height="2.794cm" svg:x="25.144cm" svg:y="28.07cm">
          <text:p text:style-name="P1">DataElement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27.732cm" svg:y1="25.714cm" svg:x2="27.732cm" svg:y2="28.07cm" draw:start-shape="id25" draw:start-glue-point="6" draw:end-shape="id26" draw:end-glue-point="4" svg:d="m27732 25714v2356" svg:viewBox="0 0 1 2357">
          <text:p text:style-name="P1"/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27.398cm" svg:y="25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7" draw:id="id27" draw:layer="layout" svg:width="4.699cm" svg:height="2.794cm" svg:x="25.382cm" svg:y="33.128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27.732cm" svg:y1="30.864cm" svg:x2="27.732cm" svg:y2="33.128cm" draw:start-shape="id26" draw:start-glue-point="6" draw:end-shape="id27" draw:end-glue-point="4" svg:d="m27732 30864v2264" svg:viewBox="0 0 1 2265">
          <text:p/>
        </draw:connector>
        <draw:custom-shape draw:style-name="gr17" draw:text-style-name="P1" draw:layer="layout" svg:width="0.635cm" svg:height="0.635cm" svg:x="27.397cm" svg:y="30.8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9" draw:id="id29" draw:layer="layout" svg:width="5.175cm" svg:height="2.794cm" svg:x="5.851cm" svg:y="27.943cm">
          <text:p text:style-name="P1">Operation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8.438cm" svg:y1="25.815cm" svg:x2="8.439cm" svg:y2="27.943cm" draw:start-shape="id28" draw:start-glue-point="6" draw:end-shape="id29" draw:end-glue-point="4" svg:d="m8438 25815c0 1597 1 534 1 2128" svg:viewBox="0 0 2 2129">
          <text:p text:style-name="P1"/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8.097cm" svg:y="25.8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30" draw:id="id30" draw:layer="layout" svg:width="5.175cm" svg:height="2.794cm" svg:x="5.85cm" svg:y="32.842cm">
          <text:p text:style-name="P1">ParamData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8.439cm" svg:y1="30.737cm" svg:x2="8.438cm" svg:y2="32.842cm" draw:start-shape="id29" draw:start-glue-point="6" draw:end-shape="id30" draw:end-glue-point="4" svg:d="m8439 30737c0 1579-1 527-1 2105" svg:viewBox="0 0 2 2106">
          <text:p text:style-name="P1"/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8.096cm" svg:y="30.7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31" draw:id="id31" draw:layer="layout" svg:width="4.699cm" svg:height="2.794cm" svg:x="6.081cm" svg:y="37.627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8.438cm" svg:y1="35.636cm" svg:x2="8.43cm" svg:y2="37.627cm" draw:start-shape="id30" draw:start-glue-point="6" draw:end-shape="id31" svg:d="m8438 35636c0 1494-8 499-8 1991" svg:viewBox="0 0 9 1992">
          <text:p/>
        </draw:connector>
        <draw:custom-shape draw:style-name="gr17" draw:text-style-name="P1" draw:layer="layout" svg:width="0.635cm" svg:height="0.635cm" svg:x="8.095cm" svg:y="35.6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32" draw:id="id32" draw:layer="layout" svg:width="4.699cm" svg:height="2.794cm" svg:x="14.18cm" svg:y="27.926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11.026cm" svg:y1="29.34cm" svg:x2="14.18cm" svg:y2="29.323cm" draw:start-shape="id29" draw:start-glue-point="7" draw:end-shape="id32" draw:end-glue-point="5" svg:d="m11026 29340c2365 0 789-17 3154-17" svg:viewBox="0 0 3155 18">
          <text:p/>
        </draw:connector>
        <draw:custom-shape draw:style-name="gr17" draw:text-style-name="P1" draw:layer="layout" svg:width="0.635cm" svg:height="0.635cm" svg:x="10.996cm" svg:y="29.0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tko </meta:initial-creator>
    <meta:creation-date>2014-09-03T15:14:41</meta:creation-date>
    <dc:date>2014-09-08T20:53:24</dc:date>
    <dc:creator>mitko </dc:creator>
    <meta:editing-duration>PT18H53M41S</meta:editing-duration>
    <meta:editing-cycles>144</meta:editing-cycles>
    <meta:generator>LibreOffice/3.5$Linux_X86_64 LibreOffice_project/350m1$Build-2</meta:generator>
    <meta:document-statistic meta:object-count="130"/>
  </office:meta>
</office:document-meta>
</file>